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4000003456400DC10704C79BD.png" manifest:media-type="image/png"/>
  <manifest:file-entry manifest:full-path="Pictures/10000201000005B0000002BC0A37E4E4D2FFBE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ee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Figura1" text:anchor-type="char" svg:width="17cm" svg:height="8.172cm" draw:z-index="0"><draw:image xlink:href="Pictures/10000201000005B0000002BC0A37E4E4D2FFBEB1.png" xlink:type="simple" xlink:show="embed" xlink:actuate="onLoad" loext:mime-type="image/png"/></draw:frame><draw:frame draw:style-name="fr1" draw:name="Figura2" text:anchor-type="char" svg:x="-0.212cm" svg:y="10.689cm" svg:width="17cm" svg:height="9.745cm" draw:z-index="1"><draw:image xlink:href="Pictures/10000201000005B4000003456400DC10704C79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3:31:49.988010832</meta:creation-date>
    <dc:date>2021-01-18T13:58:21.092101504</dc:date>
    <meta:editing-duration>PT16M2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